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Figure 1</text:span>. ENSO correlation plots. 1a) Precipitation and ONI correlation 1b)SST and ONI correlation 1c) Air Temperature and ONI correl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05:34:07.291443649</meta:creation-date>
    <dc:date>2024-05-16T05:35:50.664305047</dc:date>
    <meta:editing-duration>PT1M44S</meta:editing-duration>
    <meta:editing-cycles>1</meta:editing-cycles>
    <meta:document-statistic meta:table-count="0" meta:image-count="0" meta:object-count="0" meta:page-count="1" meta:paragraph-count="1" meta:word-count="20" meta:character-count="138" meta:non-whitespace-character-count="119"/>
    <meta:generator>LibreOffice/24.2.2.2$MacOSX_X86_64 LibreOffice_project/d56cc158d8a96260b836f100ef4b4ef25d6f1a01</meta:generator>
  </office:meta>
</office:document-meta>
</file>